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756in" svg:height="6.2327in" svg:x="8.8181in" svg:y="0in">
            <draw:object draw:notify-on-update-of-ranges="Sheet1.A2:Sheet1.A101 Sheet1.A2:Sheet1.A2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shard_quo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MIN(4;[.A2])+MAX(0; LOG([.A2])*4-4)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MIN(4;[.A3])+MAX(0; LOG([.A3])*4-4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MIN(4;[.A4])+MAX(0; LOG([.A4])*4-4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MIN(4;[.A5])+MAX(0; LOG([.A5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MIN(4;[.A6])+MAX(0; LOG([.A6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MIN(4;[.A7])+MAX(0; LOG([.A7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MIN(4;[.A8])+MAX(0; LOG([.A8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MIN(4;[.A9])+MAX(0; LOG([.A9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MIN(4;[.A10])+MAX(0; LOG([.A10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MIN(4;[.A11])+MAX(0; LOG([.A11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MIN(4;[.A12])+MAX(0; LOG([.A12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MIN(4;[.A13])+MAX(0; LOG([.A13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MIN(4;[.A14])+MAX(0; LOG([.A14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MIN(4;[.A15])+MAX(0; LOG([.A15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MIN(4;[.A16])+MAX(0; LOG([.A16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MIN(4;[.A17])+MAX(0; LOG([.A17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MIN(4;[.A18])+MAX(0; LOG([.A18])*4-4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MIN(4;[.A19])+MAX(0; LOG([.A19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MIN(4;[.A20])+MAX(0; LOG([.A20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MIN(4;[.A21])+MAX(0; LOG([.A21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MIN(4;[.A22])+MAX(0; LOG([.A22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MIN(4;[.A23])+MAX(0; LOG([.A23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MIN(4;[.A24])+MAX(0; LOG([.A24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MIN(4;[.A25])+MAX(0; LOG([.A25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MIN(4;[.A26])+MAX(0; LOG([.A26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MIN(4;[.A27])+MAX(0; LOG([.A27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MIN(4;[.A28])+MAX(0; LOG([.A28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MIN(4;[.A29])+MAX(0; LOG([.A29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MIN(4;[.A30])+MAX(0; LOG([.A30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MIN(4;[.A31])+MAX(0; LOG([.A31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MIN(4;[.A32])+MAX(0; LOG([.A32])*4-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MIN(4;[.A33])+MAX(0; LOG([.A33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MIN(4;[.A34])+MAX(0; LOG([.A34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MIN(4;[.A35])+MAX(0; LOG([.A35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MIN(4;[.A36])+MAX(0; LOG([.A36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MIN(4;[.A37])+MAX(0; LOG([.A37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MIN(4;[.A38])+MAX(0; LOG([.A38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MIN(4;[.A39])+MAX(0; LOG([.A39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MIN(4;[.A40])+MAX(0; LOG([.A40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MIN(4;[.A41])+MAX(0; LOG([.A41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MIN(4;[.A42])+MAX(0; LOG([.A42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MIN(4;[.A43])+MAX(0; LOG([.A43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MIN(4;[.A44])+MAX(0; LOG([.A44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MIN(4;[.A45])+MAX(0; LOG([.A45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MIN(4;[.A46])+MAX(0; LOG([.A46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MIN(4;[.A47])+MAX(0; LOG([.A47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MIN(4;[.A48])+MAX(0; LOG([.A48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MIN(4;[.A49])+MAX(0; LOG([.A49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MIN(4;[.A50])+MAX(0; LOG([.A50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MIN(4;[.A51])+MAX(0; LOG([.A51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MIN(4;[.A52])+MAX(0; LOG([.A52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MIN(4;[.A53])+MAX(0; LOG([.A53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MIN(4;[.A54])+MAX(0; LOG([.A54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MIN(4;[.A55])+MAX(0; LOG([.A55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MIN(4;[.A56])+MAX(0; LOG([.A56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MIN(4;[.A57])+MAX(0; LOG([.A57])*4-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MIN(4;[.A58])+MAX(0; LOG([.A58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MIN(4;[.A59])+MAX(0; LOG([.A59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MIN(4;[.A60])+MAX(0; LOG([.A60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MIN(4;[.A61])+MAX(0; LOG([.A61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MIN(4;[.A62])+MAX(0; LOG([.A62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MIN(4;[.A63])+MAX(0; LOG([.A63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MIN(4;[.A64])+MAX(0; LOG([.A64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MIN(4;[.A65])+MAX(0; LOG([.A65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MIN(4;[.A66])+MAX(0; LOG([.A66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MIN(4;[.A67])+MAX(0; LOG([.A67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MIN(4;[.A68])+MAX(0; LOG([.A68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MIN(4;[.A69])+MAX(0; LOG([.A69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MIN(4;[.A70])+MAX(0; LOG([.A70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MIN(4;[.A71])+MAX(0; LOG([.A71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MIN(4;[.A72])+MAX(0; LOG([.A72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MIN(4;[.A73])+MAX(0; LOG([.A73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MIN(4;[.A74])+MAX(0; LOG([.A74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MIN(4;[.A75])+MAX(0; LOG([.A75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MIN(4;[.A76])+MAX(0; LOG([.A76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MIN(4;[.A77])+MAX(0; LOG([.A77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MIN(4;[.A78])+MAX(0; LOG([.A78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MIN(4;[.A79])+MAX(0; LOG([.A79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MIN(4;[.A80])+MAX(0; LOG([.A80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MIN(4;[.A81])+MAX(0; LOG([.A81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MIN(4;[.A82])+MAX(0; LOG([.A82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MIN(4;[.A83])+MAX(0; LOG([.A83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MIN(4;[.A84])+MAX(0; LOG([.A84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MIN(4;[.A85])+MAX(0; LOG([.A85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MIN(4;[.A86])+MAX(0; LOG([.A86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MIN(4;[.A87])+MAX(0; LOG([.A87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MIN(4;[.A88])+MAX(0; LOG([.A88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MIN(4;[.A89])+MAX(0; LOG([.A89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MIN(4;[.A90])+MAX(0; LOG([.A90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MIN(4;[.A91])+MAX(0; LOG([.A91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MIN(4;[.A92])+MAX(0; LOG([.A92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MIN(4;[.A93])+MAX(0; LOG([.A93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MIN(4;[.A94])+MAX(0; LOG([.A94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MIN(4;[.A95])+MAX(0; LOG([.A95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MIN(4;[.A96])+MAX(0; LOG([.A96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MIN(4;[.A97])+MAX(0; LOG([.A97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MIN(4;[.A98])+MAX(0; LOG([.A98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MIN(4;[.A99])+MAX(0; LOG([.A99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MIN(4;[.A100])+MAX(0; LOG([.A100])*4-4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MIN(4;[.A101])+MAX(0; LOG([.A101])*4-4))"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1:36:18.137645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2:01:09.395654181</meta:creation-date>
    <dc:date>2024-04-21T14:15:48.559144137</dc:date>
    <meta:editing-duration>PT2H46M10S</meta:editing-duration>
    <meta:editing-cycles>3</meta:editing-cycles>
    <meta:generator>LibreOffice/7.5.9.2$Linux_X86_64 LibreOffice_project/50$Build-2</meta:generator>
    <meta:document-statistic meta:table-count="1" meta:cell-count="2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15.832cm" xlink:href=".." xlink:type="simple" chart:class="chart:line" chart:style-name="ch1">
        <chart:title svg:x="9.027cm" svg:y="0.452cm" chart:style-name="ch2">
          <text:p>Duplications vs, Nodes</text:p>
        </chart:title>
        <chart:legend chart:legend-position="end" svg:x="21.27cm" svg:y="7.617cm" style:legend-expansion="high" chart:style-name="ch3"/>
        <chart:plot-area chart:style-name="ch4" table:cell-range-address="Sheet1.A2:Sheet1.B101" chart:data-source-has-labels="both" svg:x="1.466cm" svg:y="1.547cm" svg:width="19.349cm" svg:height="12.988cm">
          <chart:coordinate-region svg:x="1.902cm" svg:y="1.746cm" svg:width="18.773cm" svg:height="11.864cm"/>
          <chart:axis chart:dimension="x" chart:name="primary-x" chart:style-name="ch5" chartooo:axis-type="auto">
            <chartooo:date-scale/>
            <chart:title svg:x="10.606cm" svg:y="14.851cm" chart:style-name="ch6">
              <text:p>Node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8.998cm" chart:style-name="ch7">
              <text:p>Duplications</text:p>
            </chart:title>
            <chart:grid chart:style-name="ch8" chart:class="major"/>
          </chart:axis>
          <chart:series chart:style-name="ch9" chart:values-cell-range-address="Sheet1.B2:Sheet1.B101" chart:label-cell-address="Sheet1.A2:Sheet1.A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">
                <text:p>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